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7000004F1322863629FAE83F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Afbeelding1" text:anchor-type="char" svg:width="6.9252in" svg:height="5.2425in" draw:z-index="0"><draw:image xlink:href="Pictures/1000000100000687000004F1322863629FAE83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9T02:20:37.634000000</dc:date>
    <meta:editing-duration>PT7M15S</meta:editing-duration>
    <meta:editing-cycles>8</meta:editing-cycles>
    <meta:generator>LibreOffice/7.3.7.2$Windows_X86_64 LibreOffice_project/e114eadc50a9ff8d8c8a0567d6da8f454beeb84f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